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.calculate( Form form , Widget parent , Datatype dat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Script.addTriggerWidget( String widg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.isSuitableFor(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.setJsfunction( Function js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.getTriggerWid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.getJs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